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</office:automatic-styles>
  <office:body>
    <office:spreadsheet>
      <table:table table:name="Аркуш1" table:style-name="ta1">
        <table:table-column table:style-name="co1" table:number-columns-repeated="9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rp_bread</text:p>
          </table:table-cell>
          <table:table-cell office:value-type="string" calcext:value-type="string">
            <text:p>rp_meat</text:p>
          </table:table-cell>
          <table:table-cell office:value-type="string" calcext:value-type="string">
            <text:p>rp_fish</text:p>
          </table:table-cell>
          <table:table-cell office:value-type="string" calcext:value-type="string">
            <text:p>rp_milk_cheese</text:p>
          </table:table-cell>
          <table:table-cell office:value-type="string" calcext:value-type="string">
            <text:p>rp_butter</text:p>
          </table:table-cell>
          <table:table-cell office:value-type="string" calcext:value-type="string">
            <text:p>rp_oil</text:p>
          </table:table-cell>
          <table:table-cell office:value-type="string" calcext:value-type="string">
            <text:p>rp_sugar</text:p>
          </table:table-cell>
          <table:table-cell office:value-type="string" calcext:value-type="string">
            <text:p>xfood</text:p>
          </table:table-cell>
          <table:table-cell table:style-name="ce1" office:value-type="string" calcext:value-type="string">
            <text:p>w_bread</text:p>
          </table:table-cell>
          <table:table-cell table:style-name="ce1" office:value-type="string" calcext:value-type="string">
            <text:p>w_meat</text:p>
          </table:table-cell>
          <table:table-cell table:style-name="ce1" office:value-type="string" calcext:value-type="string">
            <text:p>w_fish</text:p>
          </table:table-cell>
          <table:table-cell table:style-name="ce1" office:value-type="string" calcext:value-type="string">
            <text:p>w_milk_cheese</text:p>
          </table:table-cell>
          <table:table-cell table:style-name="ce1" office:value-type="string" calcext:value-type="string">
            <text:p>w_butter</text:p>
          </table:table-cell>
          <table:table-cell table:style-name="ce1" office:value-type="string" calcext:value-type="string">
            <text:p>w_oil</text:p>
          </table:table-cell>
          <table:table-cell table:style-name="ce1" office:value-type="string" calcext:value-type="string">
            <text:p>w_sugar</text:p>
          </table:table-cell>
          <table:table-cell office:value-type="string" calcext:value-type="string">
            <text:p>sum</text:p>
          </table:table-cell>
          <table:table-cell table:style-name="ce1" office:value-type="string" calcext:value-type="string">
            <text:p>p_bread</text:p>
          </table:table-cell>
          <table:table-cell table:style-name="ce1" office:value-type="string" calcext:value-type="string">
            <text:p>p_meat</text:p>
          </table:table-cell>
          <table:table-cell table:style-name="ce1" office:value-type="string" calcext:value-type="string">
            <text:p>p_fish</text:p>
          </table:table-cell>
          <table:table-cell table:style-name="ce1" office:value-type="string" calcext:value-type="string">
            <text:p>p_milk_cheese</text:p>
          </table:table-cell>
          <table:table-cell table:style-name="ce1" office:value-type="string" calcext:value-type="string">
            <text:p>p_butter</text:p>
          </table:table-cell>
          <table:table-cell table:style-name="ce1" office:value-type="string" calcext:value-type="string">
            <text:p>p_oil</text:p>
          </table:table-cell>
          <table:table-cell table:style-name="ce1" office:value-type="string" calcext:value-type="string">
            <text:p>p_sugar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59.31" calcext:value-type="float">
            <text:p>59,31</text:p>
          </table:table-cell>
          <table:table-cell office:value-type="float" office:value="55.13" calcext:value-type="float">
            <text:p>55,13</text:p>
          </table:table-cell>
          <table:table-cell office:value-type="float" office:value="19.78" calcext:value-type="float">
            <text:p>19,78</text:p>
          </table:table-cell>
          <table:table-cell office:value-type="float" office:value="24.77" calcext:value-type="float">
            <text:p>24,77</text:p>
          </table:table-cell>
          <table:table-cell office:value-type="float" office:value="5.78" calcext:value-type="float">
            <text:p>5,78</text:p>
          </table:table-cell>
          <table:table-cell office:value-type="float" office:value="20.61" calcext:value-type="float">
            <text:p>20,61</text:p>
          </table:table-cell>
          <table:table-cell office:value-type="float" office:value="32.07" calcext:value-type="float">
            <text:p>32,07</text:p>
          </table:table-cell>
          <table:table-cell table:formula="of:=SUM([.B2:.H2])" office:value-type="float" office:value="217.45" calcext:value-type="float">
            <text:p>217,45</text:p>
          </table:table-cell>
          <table:table-cell table:formula="of:=[.B2]/[.I2]" office:value-type="float" office:value="0.272752356863647" calcext:value-type="float">
            <text:p>0,2727523569</text:p>
          </table:table-cell>
          <table:table-cell table:formula="of:=[.C2]/[.I2]" office:value-type="float" office:value="0.253529547022304" calcext:value-type="float">
            <text:p>0,253529547</text:p>
          </table:table-cell>
          <table:table-cell table:formula="of:=[.D2]/[.I2]" office:value-type="float" office:value="0.0909634398712348" calcext:value-type="float">
            <text:p>0,0909634399</text:p>
          </table:table-cell>
          <table:table-cell table:formula="of:=[.E2]/[.I2]" office:value-type="float" office:value="0.11391124396413" calcext:value-type="float">
            <text:p>0,113911244</text:p>
          </table:table-cell>
          <table:table-cell table:formula="of:=[.F2]/[.I2]" office:value-type="float" office:value="0.026580823177742" calcext:value-type="float">
            <text:p>0,0265808232</text:p>
          </table:table-cell>
          <table:table-cell table:formula="of:=[.G2]/[.I2]" office:value-type="float" office:value="0.0947804092894918" calcext:value-type="float">
            <text:p>0,0947804093</text:p>
          </table:table-cell>
          <table:table-cell table:formula="of:=[.H2]/[.I2]" office:value-type="float" office:value="0.147482179811451" calcext:value-type="float">
            <text:p>0,1474821798</text:p>
          </table:table-cell>
          <table:table-cell table:formula="of:=SUM([.J2:.P2])" office:value-type="float" office:value="1" calcext:value-type="float">
            <text:p>1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66.44" calcext:value-type="float">
            <text:p>66,44</text:p>
          </table:table-cell>
          <table:table-cell office:value-type="float" office:value="64.05" calcext:value-type="float">
            <text:p>64,05</text:p>
          </table:table-cell>
          <table:table-cell office:value-type="float" office:value="21.71" calcext:value-type="float">
            <text:p>21,71</text:p>
          </table:table-cell>
          <table:table-cell office:value-type="float" office:value="25.61" calcext:value-type="float">
            <text:p>25,61</text:p>
          </table:table-cell>
          <table:table-cell office:value-type="float" office:value="7.87" calcext:value-type="float">
            <text:p>7,87</text:p>
          </table:table-cell>
          <table:table-cell office:value-type="float" office:value="19.13" calcext:value-type="float">
            <text:p>19,13</text:p>
          </table:table-cell>
          <table:table-cell office:value-type="float" office:value="34.91" calcext:value-type="float">
            <text:p>34,91</text:p>
          </table:table-cell>
          <table:table-cell table:formula="of:=SUM([.B3:.H3])" office:value-type="float" office:value="239.72" calcext:value-type="float">
            <text:p>239,72</text:p>
          </table:table-cell>
          <table:table-cell table:formula="of:=[.B3]/[.I3]" office:value-type="float" office:value="0.277156682796596" calcext:value-type="float">
            <text:p>0,2771566828</text:p>
          </table:table-cell>
          <table:table-cell table:formula="of:=[.C3]/[.I3]" office:value-type="float" office:value="0.267186717837477" calcext:value-type="float">
            <text:p>0,2671867178</text:p>
          </table:table-cell>
          <table:table-cell table:formula="of:=[.D3]/[.I3]" office:value-type="float" office:value="0.0905639913232104" calcext:value-type="float">
            <text:p>0,0905639913</text:p>
          </table:table-cell>
          <table:table-cell table:formula="of:=[.E3]/[.I3]" office:value-type="float" office:value="0.106832971800434" calcext:value-type="float">
            <text:p>0,1068329718</text:p>
          </table:table-cell>
          <table:table-cell table:formula="of:=[.F3]/[.I3]" office:value-type="float" office:value="0.0328299682963457" calcext:value-type="float">
            <text:p>0,0328299683</text:p>
          </table:table-cell>
          <table:table-cell table:formula="of:=[.G3]/[.I3]" office:value-type="float" office:value="0.0798014350075088" calcext:value-type="float">
            <text:p>0,079801435</text:p>
          </table:table-cell>
          <table:table-cell table:formula="of:=[.H3]/[.I3]" office:value-type="float" office:value="0.145628232938428" calcext:value-type="float">
            <text:p>0,1456282329</text:p>
          </table:table-cell>
          <table:table-cell table:formula="of:=SUM([.J3:.P3])" office:value-type="float" office:value="1" calcext:value-type="float">
            <text:p>1</text:p>
          </table:table-cell>
          <table:table-cell office:value-type="float" office:value="114.8" calcext:value-type="float">
            <text:p>114,8</text:p>
          </table:table-cell>
          <table:table-cell office:value-type="float" office:value="96.5" calcext:value-type="float">
            <text:p>96,5</text:p>
          </table:table-cell>
          <table:table-cell office:value-type="float" office:value="106.1" calcext:value-type="float">
            <text:p>106,1</text:p>
          </table:table-cell>
          <table:table-cell office:value-type="float" office:value="110.9" calcext:value-type="float">
            <text:p>110,9</text:p>
          </table:table-cell>
          <table:table-cell office:value-type="float" office:value="112.9" calcext:value-type="float">
            <text:p>112,9</text:p>
          </table:table-cell>
          <table:table-cell office:value-type="float" office:value="96.7" calcext:value-type="float">
            <text:p>96,7</text:p>
          </table:table-cell>
          <table:table-cell office:value-type="float" office:value="105.5" calcext:value-type="float">
            <text:p>105,5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84.71" calcext:value-type="float">
            <text:p>84,71</text:p>
          </table:table-cell>
          <table:table-cell office:value-type="float" office:value="89.74" calcext:value-type="float">
            <text:p>89,74</text:p>
          </table:table-cell>
          <table:table-cell office:value-type="float" office:value="30.22" calcext:value-type="float">
            <text:p>30,22</text:p>
          </table:table-cell>
          <table:table-cell office:value-type="float" office:value="31.73" calcext:value-type="float">
            <text:p>31,73</text:p>
          </table:table-cell>
          <table:table-cell office:value-type="float" office:value="10.01" calcext:value-type="float">
            <text:p>10,01</text:p>
          </table:table-cell>
          <table:table-cell office:value-type="float" office:value="23.73" calcext:value-type="float">
            <text:p>23,73</text:p>
          </table:table-cell>
          <table:table-cell office:value-type="float" office:value="40.47" calcext:value-type="float">
            <text:p>40,47</text:p>
          </table:table-cell>
          <table:table-cell table:formula="of:=SUM([.B4:.H4])" office:value-type="float" office:value="310.61" calcext:value-type="float">
            <text:p>310,61</text:p>
          </table:table-cell>
          <table:table-cell table:formula="of:=[.B4]/[.I4]" office:value-type="float" office:value="0.272721419142977" calcext:value-type="float">
            <text:p>0,2727214191</text:p>
          </table:table-cell>
          <table:table-cell table:formula="of:=[.C4]/[.I4]" office:value-type="float" office:value="0.288915360097872" calcext:value-type="float">
            <text:p>0,2889153601</text:p>
          </table:table-cell>
          <table:table-cell table:formula="of:=[.D4]/[.I4]" office:value-type="float" office:value="0.0972924245838833" calcext:value-type="float">
            <text:p>0,0972924246</text:p>
          </table:table-cell>
          <table:table-cell table:formula="of:=[.E4]/[.I4]" office:value-type="float" office:value="0.102153826341715" calcext:value-type="float">
            <text:p>0,1021538263</text:p>
          </table:table-cell>
          <table:table-cell table:formula="of:=[.F4]/[.I4]" office:value-type="float" office:value="0.0322269083416503" calcext:value-type="float">
            <text:p>0,0322269083</text:p>
          </table:table-cell>
          <table:table-cell table:formula="of:=[.G4]/[.I4]" office:value-type="float" office:value="0.0763980554392969" calcext:value-type="float">
            <text:p>0,0763980554</text:p>
          </table:table-cell>
          <table:table-cell table:formula="of:=[.H4]/[.I4]" office:value-type="float" office:value="0.130292006052606" calcext:value-type="float">
            <text:p>0,1302920061</text:p>
          </table:table-cell>
          <table:table-cell table:formula="of:=SUM([.J4:.P4])" office:value-type="float" office:value="1" calcext:value-type="float">
            <text:p>1</text:p>
          </table:table-cell>
          <table:table-cell office:value-type="float" office:value="134.4308" calcext:value-type="float">
            <text:p>134,4308</text:p>
          </table:table-cell>
          <table:table-cell office:value-type="float" office:value="121.783" calcext:value-type="float">
            <text:p>121,783</text:p>
          </table:table-cell>
          <table:table-cell office:value-type="float" office:value="120.1052" calcext:value-type="float">
            <text:p>120,1052</text:p>
          </table:table-cell>
          <table:table-cell office:value-type="float" office:value="128.9767" calcext:value-type="float">
            <text:p>128,9767</text:p>
          </table:table-cell>
          <table:table-cell office:value-type="float" office:value="118.7708" calcext:value-type="float">
            <text:p>118,7708</text:p>
          </table:table-cell>
          <table:table-cell office:value-type="float" office:value="103.2756" calcext:value-type="float">
            <text:p>103,2756</text:p>
          </table:table-cell>
          <table:table-cell office:value-type="float" office:value="113.4125" calcext:value-type="float">
            <text:p>113,4125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87.99" calcext:value-type="float">
            <text:p>87,99</text:p>
          </table:table-cell>
          <table:table-cell office:value-type="float" office:value="138.91" calcext:value-type="float">
            <text:p>138,91</text:p>
          </table:table-cell>
          <table:table-cell office:value-type="float" office:value="46.61" calcext:value-type="float">
            <text:p>46,61</text:p>
          </table:table-cell>
          <table:table-cell office:value-type="float" office:value="45.12" calcext:value-type="float">
            <text:p>45,12</text:p>
          </table:table-cell>
          <table:table-cell office:value-type="float" office:value="13.01" calcext:value-type="float">
            <text:p>13,01</text:p>
          </table:table-cell>
          <table:table-cell office:value-type="float" office:value="28.29" calcext:value-type="float">
            <text:p>28,29</text:p>
          </table:table-cell>
          <table:table-cell office:value-type="float" office:value="53.02" calcext:value-type="float">
            <text:p>53,02</text:p>
          </table:table-cell>
          <table:table-cell table:formula="of:=SUM([.B5:.H5])" office:value-type="float" office:value="412.95" calcext:value-type="float">
            <text:p>412,95</text:p>
          </table:table-cell>
          <table:table-cell table:formula="of:=[.B5]/[.I5]" office:value-type="float" office:value="0.21307664366146" calcext:value-type="float">
            <text:p>0,2130766437</text:p>
          </table:table-cell>
          <table:table-cell table:formula="of:=[.C5]/[.I5]" office:value-type="float" office:value="0.336384550187674" calcext:value-type="float">
            <text:p>0,3363845502</text:p>
          </table:table-cell>
          <table:table-cell table:formula="of:=[.D5]/[.I5]" office:value-type="float" office:value="0.112870807603826" calcext:value-type="float">
            <text:p>0,1128708076</text:p>
          </table:table-cell>
          <table:table-cell table:formula="of:=[.E5]/[.I5]" office:value-type="float" office:value="0.109262622593534" calcext:value-type="float">
            <text:p>0,1092626226</text:p>
          </table:table-cell>
          <table:table-cell table:formula="of:=[.F5]/[.I5]" office:value-type="float" office:value="0.0315050248214069" calcext:value-type="float">
            <text:p>0,0315050248</text:p>
          </table:table-cell>
          <table:table-cell table:formula="of:=[.G5]/[.I5]" office:value-type="float" office:value="0.0685070831819833" calcext:value-type="float">
            <text:p>0,0685070832</text:p>
          </table:table-cell>
          <table:table-cell table:formula="of:=[.H5]/[.I5]" office:value-type="float" office:value="0.128393267950115" calcext:value-type="float">
            <text:p>0,128393268</text:p>
          </table:table-cell>
          <table:table-cell table:formula="of:=SUM([.J5:.P5])" office:value-type="float" office:value="1" calcext:value-type="float">
            <text:p>1</text:p>
          </table:table-cell>
          <table:table-cell office:value-type="float" office:value="132.9520612" calcext:value-type="float">
            <text:p>132,9520612</text:p>
          </table:table-cell>
          <table:table-cell office:value-type="float" office:value="158.683249" calcext:value-type="float">
            <text:p>158,683249</text:p>
          </table:table-cell>
          <table:table-cell office:value-type="float" office:value="155.8965496" calcext:value-type="float">
            <text:p>155,8965496</text:p>
          </table:table-cell>
          <table:table-cell office:value-type="float" office:value="165.090176" calcext:value-type="float">
            <text:p>165,090176</text:p>
          </table:table-cell>
          <table:table-cell office:value-type="float" office:value="135.1611704" calcext:value-type="float">
            <text:p>135,1611704</text:p>
          </table:table-cell>
          <table:table-cell office:value-type="float" office:value="114.119538" calcext:value-type="float">
            <text:p>114,119538</text:p>
          </table:table-cell>
          <table:table-cell office:value-type="float" office:value="124.3001" calcext:value-type="float">
            <text:p>124,3001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93.37" calcext:value-type="float">
            <text:p>93,37</text:p>
          </table:table-cell>
          <table:table-cell office:value-type="float" office:value="157.79" calcext:value-type="float">
            <text:p>157,79</text:p>
          </table:table-cell>
          <table:table-cell office:value-type="float" office:value="53.06" calcext:value-type="float">
            <text:p>53,06</text:p>
          </table:table-cell>
          <table:table-cell office:value-type="float" office:value="51.53" calcext:value-type="float">
            <text:p>51,53</text:p>
          </table:table-cell>
          <table:table-cell office:value-type="float" office:value="14.27" calcext:value-type="float">
            <text:p>14,27</text:p>
          </table:table-cell>
          <table:table-cell office:value-type="float" office:value="25.16" calcext:value-type="float">
            <text:p>25,16</text:p>
          </table:table-cell>
          <table:table-cell office:value-type="float" office:value="58.5" calcext:value-type="float">
            <text:p>58,5</text:p>
          </table:table-cell>
          <table:table-cell table:formula="of:=SUM([.B6:.H6])" office:value-type="float" office:value="453.68" calcext:value-type="float">
            <text:p>453,68</text:p>
          </table:table-cell>
          <table:table-cell table:formula="of:=[.B6]/[.I6]" office:value-type="float" office:value="0.205805854346676" calcext:value-type="float">
            <text:p>0,2058058543</text:p>
          </table:table-cell>
          <table:table-cell table:formula="of:=[.C6]/[.I6]" office:value-type="float" office:value="0.347800211602892" calcext:value-type="float">
            <text:p>0,3478002116</text:p>
          </table:table-cell>
          <table:table-cell table:formula="of:=[.D6]/[.I6]" office:value-type="float" office:value="0.116954681713983" calcext:value-type="float">
            <text:p>0,1169546817</text:p>
          </table:table-cell>
          <table:table-cell table:formula="of:=[.E6]/[.I6]" office:value-type="float" office:value="0.113582260624229" calcext:value-type="float">
            <text:p>0,1135822606</text:p>
          </table:table-cell>
          <table:table-cell table:formula="of:=[.F6]/[.I6]" office:value-type="float" office:value="0.0314538882031388" calcext:value-type="float">
            <text:p>0,0314538882</text:p>
          </table:table-cell>
          <table:table-cell table:formula="of:=[.G6]/[.I6]" office:value-type="float" office:value="0.0554575912537471" calcext:value-type="float">
            <text:p>0,0554575913</text:p>
          </table:table-cell>
          <table:table-cell table:formula="of:=[.H6]/[.I6]" office:value-type="float" office:value="0.128945512255334" calcext:value-type="float">
            <text:p>0,1289455123</text:p>
          </table:table-cell>
          <table:table-cell table:formula="of:=SUM([.J6:.P6])" office:value-type="float" office:value="1" calcext:value-type="float">
            <text:p>1</text:p>
          </table:table-cell>
          <table:table-cell office:value-type="float" office:value="143.4552740348" calcext:value-type="float">
            <text:p>143,4552740348</text:p>
          </table:table-cell>
          <table:table-cell office:value-type="float" office:value="163.919796217" calcext:value-type="float">
            <text:p>163,919796217</text:p>
          </table:table-cell>
          <table:table-cell office:value-type="float" office:value="166.029825324" calcext:value-type="float">
            <text:p>166,029825324</text:p>
          </table:table-cell>
          <table:table-cell office:value-type="float" office:value="180.608652544" calcext:value-type="float">
            <text:p>180,608652544</text:p>
          </table:table-cell>
          <table:table-cell office:value-type="float" office:value="145.0279358392" calcext:value-type="float">
            <text:p>145,0279358392</text:p>
          </table:table-cell>
          <table:table-cell office:value-type="float" office:value="106.13117034" calcext:value-type="float">
            <text:p>106,13117034</text:p>
          </table:table-cell>
          <table:table-cell office:value-type="float" office:value="135.6114091" calcext:value-type="float">
            <text:p>135,6114091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09.3" calcext:value-type="float">
            <text:p>109,3</text:p>
          </table:table-cell>
          <table:table-cell office:value-type="float" office:value="186.21" calcext:value-type="float">
            <text:p>186,21</text:p>
          </table:table-cell>
          <table:table-cell office:value-type="float" office:value="58.92" calcext:value-type="float">
            <text:p>58,92</text:p>
          </table:table-cell>
          <table:table-cell office:value-type="float" office:value="65.76" calcext:value-type="float">
            <text:p>65,76</text:p>
          </table:table-cell>
          <table:table-cell office:value-type="float" office:value="17.47" calcext:value-type="float">
            <text:p>17,47</text:p>
          </table:table-cell>
          <table:table-cell office:value-type="float" office:value="31.45" calcext:value-type="float">
            <text:p>31,45</text:p>
          </table:table-cell>
          <table:table-cell office:value-type="float" office:value="58.1" calcext:value-type="float">
            <text:p>58,1</text:p>
          </table:table-cell>
          <table:table-cell table:formula="of:=SUM([.B7:.H7])" office:value-type="float" office:value="527.21" calcext:value-type="float">
            <text:p>527,21</text:p>
          </table:table-cell>
          <table:table-cell table:formula="of:=[.B7]/[.I7]" office:value-type="float" office:value="0.207317767113674" calcext:value-type="float">
            <text:p>0,2073177671</text:p>
          </table:table-cell>
          <table:table-cell table:formula="of:=[.C7]/[.I7]" office:value-type="float" office:value="0.353198915043341" calcext:value-type="float">
            <text:p>0,353198915</text:p>
          </table:table-cell>
          <table:table-cell table:formula="of:=[.D7]/[.I7]" office:value-type="float" office:value="0.111758122949109" calcext:value-type="float">
            <text:p>0,1117581229</text:p>
          </table:table-cell>
          <table:table-cell table:formula="of:=[.E7]/[.I7]" office:value-type="float" office:value="0.124732080195747" calcext:value-type="float">
            <text:p>0,1247320802</text:p>
          </table:table-cell>
          <table:table-cell table:formula="of:=[.F7]/[.I7]" office:value-type="float" office:value="0.0331367007454335" calcext:value-type="float">
            <text:p>0,0331367007</text:p>
          </table:table-cell>
          <table:table-cell table:formula="of:=[.G7]/[.I7]" office:value-type="float" office:value="0.0596536484512813" calcext:value-type="float">
            <text:p>0,0596536485</text:p>
          </table:table-cell>
          <table:table-cell table:formula="of:=[.H7]/[.I7]" office:value-type="float" office:value="0.110202765501413" calcext:value-type="float">
            <text:p>0,1102027655</text:p>
          </table:table-cell>
          <table:table-cell table:formula="of:=SUM([.J7:.P7])" office:value-type="float" office:value="1" calcext:value-type="float">
            <text:p>1</text:p>
          </table:table-cell>
          <table:table-cell office:value-type="float" office:value="163.825922947742" calcext:value-type="float">
            <text:p>163,8259229477</text:p>
          </table:table-cell>
          <table:table-cell office:value-type="float" office:value="168.017791122425" calcext:value-type="float">
            <text:p>168,0177911224</text:p>
          </table:table-cell>
          <table:table-cell office:value-type="float" office:value="173.169107812932" calcext:value-type="float">
            <text:p>173,1691078129</text:p>
          </table:table-cell>
          <table:table-cell office:value-type="float" office:value="226.302641637632" calcext:value-type="float">
            <text:p>226,3026416376</text:p>
          </table:table-cell>
          <table:table-cell office:value-type="float" office:value="176.644025852146" calcext:value-type="float">
            <text:p>176,6440258521</text:p>
          </table:table-cell>
          <table:table-cell office:value-type="float" office:value="132.663962925" calcext:value-type="float">
            <text:p>132,663962925</text:p>
          </table:table-cell>
          <table:table-cell office:value-type="float" office:value="146.5959332371" calcext:value-type="float">
            <text:p>146,5959332371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56.88" calcext:value-type="float">
            <text:p>156,88</text:p>
          </table:table-cell>
          <table:table-cell office:value-type="float" office:value="275.7" calcext:value-type="float">
            <text:p>275,7</text:p>
          </table:table-cell>
          <table:table-cell office:value-type="float" office:value="86.66" calcext:value-type="float">
            <text:p>86,66</text:p>
          </table:table-cell>
          <table:table-cell office:value-type="float" office:value="94.14" calcext:value-type="float">
            <text:p>94,14</text:p>
          </table:table-cell>
          <table:table-cell office:value-type="float" office:value="25.37" calcext:value-type="float">
            <text:p>25,37</text:p>
          </table:table-cell>
          <table:table-cell office:value-type="float" office:value="53.1" calcext:value-type="float">
            <text:p>53,1</text:p>
          </table:table-cell>
          <table:table-cell office:value-type="float" office:value="78.66" calcext:value-type="float">
            <text:p>78,66</text:p>
          </table:table-cell>
          <table:table-cell table:formula="of:=SUM([.B8:.H8])" office:value-type="float" office:value="770.51" calcext:value-type="float">
            <text:p>770,51</text:p>
          </table:table-cell>
          <table:table-cell table:formula="of:=[.B8]/[.I8]" office:value-type="float" office:value="0.203605404212794" calcext:value-type="float">
            <text:p>0,2036054042</text:p>
          </table:table-cell>
          <table:table-cell table:formula="of:=[.C8]/[.I8]" office:value-type="float" office:value="0.357814953731944" calcext:value-type="float">
            <text:p>0,3578149537</text:p>
          </table:table-cell>
          <table:table-cell table:formula="of:=[.D8]/[.I8]" office:value-type="float" office:value="0.112470960792203" calcext:value-type="float">
            <text:p>0,1124709608</text:p>
          </table:table-cell>
          <table:table-cell table:formula="of:=[.E8]/[.I8]" office:value-type="float" office:value="0.122178816627948" calcext:value-type="float">
            <text:p>0,1221788166</text:p>
          </table:table-cell>
          <table:table-cell table:formula="of:=[.F8]/[.I8]" office:value-type="float" office:value="0.0329262436567987" calcext:value-type="float">
            <text:p>0,0329262437</text:p>
          </table:table-cell>
          <table:table-cell table:formula="of:=[.G8]/[.I8]" office:value-type="float" office:value="0.0689153937002764" calcext:value-type="float">
            <text:p>0,0689153937</text:p>
          </table:table-cell>
          <table:table-cell table:formula="of:=[.H8]/[.I8]" office:value-type="float" office:value="0.102088227278037" calcext:value-type="float">
            <text:p>0,1020882273</text:p>
          </table:table-cell>
          <table:table-cell table:formula="of:=SUM([.J8:.P8])" office:value-type="float" office:value="1" calcext:value-type="float">
            <text:p>1</text:p>
          </table:table-cell>
          <table:table-cell office:value-type="float" office:value="218.37995528934" calcext:value-type="float">
            <text:p>218,3799552893</text:p>
          </table:table-cell>
          <table:table-cell office:value-type="float" office:value="234.216800824661" calcext:value-type="float">
            <text:p>234,2168008247</text:p>
          </table:table-cell>
          <table:table-cell office:value-type="float" office:value="207.110252944267" calcext:value-type="float">
            <text:p>207,1102529443</text:p>
          </table:table-cell>
          <table:table-cell office:value-type="float" office:value="298.266881678399" calcext:value-type="float">
            <text:p>298,2668816784</text:p>
          </table:table-cell>
          <table:table-cell office:value-type="float" office:value="224.691200883929" calcext:value-type="float">
            <text:p>224,6912008839</text:p>
          </table:table-cell>
          <table:table-cell office:value-type="float" office:value="211.333692939525" calcext:value-type="float">
            <text:p>211,3336929395</text:p>
          </table:table-cell>
          <table:table-cell office:value-type="float" office:value="180.312997881633" calcext:value-type="float">
            <text:p>180,3129978816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81.93" calcext:value-type="float">
            <text:p>181,93</text:p>
          </table:table-cell>
          <table:table-cell office:value-type="float" office:value="278.89" calcext:value-type="float">
            <text:p>278,89</text:p>
          </table:table-cell>
          <table:table-cell office:value-type="float" office:value="88.39" calcext:value-type="float">
            <text:p>88,39</text:p>
          </table:table-cell>
          <table:table-cell office:value-type="float" office:value="104.15" calcext:value-type="float">
            <text:p>104,15</text:p>
          </table:table-cell>
          <table:table-cell office:value-type="float" office:value="32.45" calcext:value-type="float">
            <text:p>32,45</text:p>
          </table:table-cell>
          <table:table-cell office:value-type="float" office:value="45.22" calcext:value-type="float">
            <text:p>45,22</text:p>
          </table:table-cell>
          <table:table-cell office:value-type="float" office:value="93.23" calcext:value-type="float">
            <text:p>93,23</text:p>
          </table:table-cell>
          <table:table-cell table:formula="of:=SUM([.B9:.H9])" office:value-type="float" office:value="824.26" calcext:value-type="float">
            <text:p>824,26</text:p>
          </table:table-cell>
          <table:table-cell table:formula="of:=[.B9]/[.I9]" office:value-type="float" office:value="0.220719190546672" calcext:value-type="float">
            <text:p>0,2207191905</text:p>
          </table:table-cell>
          <table:table-cell table:formula="of:=[.C9]/[.I9]" office:value-type="float" office:value="0.338351976318152" calcext:value-type="float">
            <text:p>0,3383519763</text:p>
          </table:table-cell>
          <table:table-cell table:formula="of:=[.D9]/[.I9]" office:value-type="float" office:value="0.107235581005993" calcext:value-type="float">
            <text:p>0,107235581</text:p>
          </table:table-cell>
          <table:table-cell table:formula="of:=[.E9]/[.I9]" office:value-type="float" office:value="0.126355761531556" calcext:value-type="float">
            <text:p>0,1263557615</text:p>
          </table:table-cell>
          <table:table-cell table:formula="of:=[.F9]/[.I9]" office:value-type="float" office:value="0.0393686458156407" calcext:value-type="float">
            <text:p>0,0393686458</text:p>
          </table:table-cell>
          <table:table-cell table:formula="of:=[.G9]/[.I9]" office:value-type="float" office:value="0.0548613301628127" calcext:value-type="float">
            <text:p>0,0548613302</text:p>
          </table:table-cell>
          <table:table-cell table:formula="of:=[.H9]/[.I9]" office:value-type="float" office:value="0.113107514619174" calcext:value-type="float">
            <text:p>0,1131075146</text:p>
          </table:table-cell>
          <table:table-cell table:formula="of:=SUM([.J9:.P9])" office:value-type="float" office:value="1" calcext:value-type="float">
            <text:p>1</text:p>
          </table:table-cell>
          <table:table-cell office:value-type="float" office:value="245.895829655796" calcext:value-type="float">
            <text:p>245,8958296558</text:p>
          </table:table-cell>
          <table:table-cell office:value-type="float" office:value="261.85438332197" calcext:value-type="float">
            <text:p>261,854383322</text:p>
          </table:table-cell>
          <table:table-cell office:value-type="float" office:value="258.887816180333" calcext:value-type="float">
            <text:p>258,8878161803</text:p>
          </table:table-cell>
          <table:table-cell office:value-type="float" office:value="332.269306189737" calcext:value-type="float">
            <text:p>332,2693061897</text:p>
          </table:table-cell>
          <table:table-cell office:value-type="float" office:value="283.784986716403" calcext:value-type="float">
            <text:p>283,7849867164</text:p>
          </table:table-cell>
          <table:table-cell office:value-type="float" office:value="187.241651944419" calcext:value-type="float">
            <text:p>187,2416519444</text:p>
          </table:table-cell>
          <table:table-cell office:value-type="float" office:value="219.621231419829" calcext:value-type="float">
            <text:p>219,6212314198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5.97" calcext:value-type="float">
            <text:p>205,97</text:p>
          </table:table-cell>
          <table:table-cell office:value-type="float" office:value="308.32" calcext:value-type="float">
            <text:p>308,32</text:p>
          </table:table-cell>
          <table:table-cell office:value-type="float" office:value="92.03" calcext:value-type="float">
            <text:p>92,03</text:p>
          </table:table-cell>
          <table:table-cell office:value-type="float" office:value="131.78" calcext:value-type="float">
            <text:p>131,78</text:p>
          </table:table-cell>
          <table:table-cell office:value-type="float" office:value="41.09" calcext:value-type="float">
            <text:p>41,09</text:p>
          </table:table-cell>
          <table:table-cell office:value-type="float" office:value="50.07" calcext:value-type="float">
            <text:p>50,07</text:p>
          </table:table-cell>
          <table:table-cell office:value-type="float" office:value="118.73" calcext:value-type="float">
            <text:p>118,73</text:p>
          </table:table-cell>
          <table:table-cell table:formula="of:=SUM([.B10:.H10])" office:value-type="float" office:value="947.99" calcext:value-type="float">
            <text:p>947,99</text:p>
          </table:table-cell>
          <table:table-cell table:formula="of:=[.B10]/[.I10]" office:value-type="float" office:value="0.217270224369455" calcext:value-type="float">
            <text:p>0,2172702244</text:p>
          </table:table-cell>
          <table:table-cell table:formula="of:=[.C10]/[.I10]" office:value-type="float" office:value="0.32523549826475" calcext:value-type="float">
            <text:p>0,3252354983</text:p>
          </table:table-cell>
          <table:table-cell table:formula="of:=[.D10]/[.I10]" office:value-type="float" office:value="0.0970790831126911" calcext:value-type="float">
            <text:p>0,0970790831</text:p>
          </table:table-cell>
          <table:table-cell table:formula="of:=[.E10]/[.I10]" office:value-type="float" office:value="0.139009905167776" calcext:value-type="float">
            <text:p>0,1390099052</text:p>
          </table:table-cell>
          <table:table-cell table:formula="of:=[.F10]/[.I10]" office:value-type="float" office:value="0.0433443390753067" calcext:value-type="float">
            <text:p>0,0433443391</text:p>
          </table:table-cell>
          <table:table-cell table:formula="of:=[.G10]/[.I10]" office:value-type="float" office:value="0.0528170128376882" calcext:value-type="float">
            <text:p>0,0528170128</text:p>
          </table:table-cell>
          <table:table-cell table:formula="of:=[.H10]/[.I10]" office:value-type="float" office:value="0.125243937172333" calcext:value-type="float">
            <text:p>0,1252439372</text:p>
          </table:table-cell>
          <table:table-cell table:formula="of:=SUM([.J10:.P10])" office:value-type="float" office:value="1" calcext:value-type="float">
            <text:p>1</text:p>
          </table:table-cell>
          <table:table-cell office:value-type="float" office:value="276.141016703459" calcext:value-type="float">
            <text:p>276,1410167035</text:p>
          </table:table-cell>
          <table:table-cell office:value-type="float" office:value="267.09147098841" calcext:value-type="float">
            <text:p>267,0914709884</text:p>
          </table:table-cell>
          <table:table-cell office:value-type="float" office:value="272.09109480553" calcext:value-type="float">
            <text:p>272,0910948055</text:p>
          </table:table-cell>
          <table:table-cell office:value-type="float" office:value="421.317480248586" calcext:value-type="float">
            <text:p>421,3174802486</text:p>
          </table:table-cell>
          <table:table-cell office:value-type="float" office:value="365.23127790401" calcext:value-type="float">
            <text:p>365,231277904</text:p>
          </table:table-cell>
          <table:table-cell office:value-type="float" office:value="211.583066697194" calcext:value-type="float">
            <text:p>211,5830666972</text:p>
          </table:table-cell>
          <table:table-cell office:value-type="float" office:value="267.718281100771" calcext:value-type="float">
            <text:p>267,7182811008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41.34" calcext:value-type="float">
            <text:p>241,34</text:p>
          </table:table-cell>
          <table:table-cell office:value-type="float" office:value="335.35" calcext:value-type="float">
            <text:p>335,35</text:p>
          </table:table-cell>
          <table:table-cell office:value-type="float" office:value="98.72" calcext:value-type="float">
            <text:p>98,72</text:p>
          </table:table-cell>
          <table:table-cell office:value-type="float" office:value="153.65" calcext:value-type="float">
            <text:p>153,65</text:p>
          </table:table-cell>
          <table:table-cell office:value-type="float" office:value="46.43" calcext:value-type="float">
            <text:p>46,43</text:p>
          </table:table-cell>
          <table:table-cell office:value-type="float" office:value="65.22" calcext:value-type="float">
            <text:p>65,22</text:p>
          </table:table-cell>
          <table:table-cell office:value-type="float" office:value="132.32" calcext:value-type="float">
            <text:p>132,32</text:p>
          </table:table-cell>
          <table:table-cell table:formula="of:=SUM([.B11:.H11])" office:value-type="float" office:value="1073.03" calcext:value-type="float">
            <text:p>1073,03</text:p>
          </table:table-cell>
          <table:table-cell table:formula="of:=[.B11]/[.I11]" office:value-type="float" office:value="0.224914494468934" calcext:value-type="float">
            <text:p>0,2249144945</text:p>
          </table:table-cell>
          <table:table-cell table:formula="of:=[.C11]/[.I11]" office:value-type="float" office:value="0.312526210823556" calcext:value-type="float">
            <text:p>0,3125262108</text:p>
          </table:table-cell>
          <table:table-cell table:formula="of:=[.D11]/[.I11]" office:value-type="float" office:value="0.0920011556060874" calcext:value-type="float">
            <text:p>0,0920011556</text:p>
          </table:table-cell>
          <table:table-cell table:formula="of:=[.E11]/[.I11]" office:value-type="float" office:value="0.143192641398656" calcext:value-type="float">
            <text:p>0,1431926414</text:p>
          </table:table-cell>
          <table:table-cell table:formula="of:=[.F11]/[.I11]" office:value-type="float" office:value="0.0432699924512828" calcext:value-type="float">
            <text:p>0,0432699925</text:p>
          </table:table-cell>
          <table:table-cell table:formula="of:=[.G11]/[.I11]" office:value-type="float" office:value="0.0607811524374901" calcext:value-type="float">
            <text:p>0,0607811524</text:p>
          </table:table-cell>
          <table:table-cell table:formula="of:=[.H11]/[.I11]" office:value-type="float" office:value="0.123314352813994" calcext:value-type="float">
            <text:p>0,1233143528</text:p>
          </table:table-cell>
          <table:table-cell table:formula="of:=SUM([.J11:.P11])" office:value-type="float" office:value="1" calcext:value-type="float">
            <text:p>1</text:p>
          </table:table-cell>
          <table:table-cell office:value-type="float" office:value="317.562169208978" calcext:value-type="float">
            <text:p>317,562169209</text:p>
          </table:table-cell>
          <table:table-cell office:value-type="float" office:value="283.116959247714" calcext:value-type="float">
            <text:p>283,1169592477</text:p>
          </table:table-cell>
          <table:table-cell office:value-type="float" office:value="289.77701596789" calcext:value-type="float">
            <text:p>289,7770159679</text:p>
          </table:table-cell>
          <table:table-cell office:value-type="float" office:value="442.804671741264" calcext:value-type="float">
            <text:p>442,8046717413</text:p>
          </table:table-cell>
          <table:table-cell office:value-type="float" office:value="397.371630359563" calcext:value-type="float">
            <text:p>397,3716303596</text:p>
          </table:table-cell>
          <table:table-cell office:value-type="float" office:value="249.668018702688" calcext:value-type="float">
            <text:p>249,6680187027</text:p>
          </table:table-cell>
          <table:table-cell office:value-type="float" office:value="297.167292021856" calcext:value-type="float">
            <text:p>297,1672920219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41.38" calcext:value-type="float">
            <text:p>241,38</text:p>
          </table:table-cell>
          <table:table-cell office:value-type="float" office:value="372.77" calcext:value-type="float">
            <text:p>372,77</text:p>
          </table:table-cell>
          <table:table-cell office:value-type="float" office:value="109.36" calcext:value-type="float">
            <text:p>109,36</text:p>
          </table:table-cell>
          <table:table-cell office:value-type="float" office:value="165.81" calcext:value-type="float">
            <text:p>165,81</text:p>
          </table:table-cell>
          <table:table-cell office:value-type="float" office:value="48.5" calcext:value-type="float">
            <text:p>48,5</text:p>
          </table:table-cell>
          <table:table-cell office:value-type="float" office:value="66.06" calcext:value-type="float">
            <text:p>66,06</text:p>
          </table:table-cell>
          <table:table-cell office:value-type="float" office:value="124.66" calcext:value-type="float">
            <text:p>124,66</text:p>
          </table:table-cell>
          <table:table-cell table:formula="of:=SUM([.B12:.H12])" office:value-type="float" office:value="1128.54" calcext:value-type="float">
            <text:p>1128,54</text:p>
          </table:table-cell>
          <table:table-cell table:formula="of:=[.B12]/[.I12]" office:value-type="float" office:value="0.2138869690042" calcext:value-type="float">
            <text:p>0,213886969</text:p>
          </table:table-cell>
          <table:table-cell table:formula="of:=[.C12]/[.I12]" office:value-type="float" office:value="0.330311730200082" calcext:value-type="float">
            <text:p>0,3303117302</text:p>
          </table:table-cell>
          <table:table-cell table:formula="of:=[.D12]/[.I12]" office:value-type="float" office:value="0.0969039644141989" calcext:value-type="float">
            <text:p>0,0969039644</text:p>
          </table:table-cell>
          <table:table-cell table:formula="of:=[.E12]/[.I12]" office:value-type="float" office:value="0.146924344728587" calcext:value-type="float">
            <text:p>0,1469243447</text:p>
          </table:table-cell>
          <table:table-cell table:formula="of:=[.F12]/[.I12]" office:value-type="float" office:value="0.0429758803409715" calcext:value-type="float">
            <text:p>0,0429758803</text:p>
          </table:table-cell>
          <table:table-cell table:formula="of:=[.G12]/[.I12]" office:value-type="float" office:value="0.05853580732628" calcext:value-type="float">
            <text:p>0,0585358073</text:p>
          </table:table-cell>
          <table:table-cell table:formula="of:=[.H12]/[.I12]" office:value-type="float" office:value="0.110461303985681" calcext:value-type="float">
            <text:p>0,110461304</text:p>
          </table:table-cell>
          <table:table-cell table:formula="of:=SUM([.J12:.P12])" office:value-type="float" office:value="1" calcext:value-type="float">
            <text:p>1</text:p>
          </table:table-cell>
          <table:table-cell office:value-type="float" office:value="311.210925824799" calcext:value-type="float">
            <text:p>311,2109258248</text:p>
          </table:table-cell>
          <table:table-cell office:value-type="float" office:value="303.218263354302" calcext:value-type="float">
            <text:p>303,2182633543</text:p>
          </table:table-cell>
          <table:table-cell office:value-type="float" office:value="301.368096606605" calcext:value-type="float">
            <text:p>301,3680966066</text:p>
          </table:table-cell>
          <table:table-cell office:value-type="float" office:value="441.919062397781" calcext:value-type="float">
            <text:p>441,9190623978</text:p>
          </table:table-cell>
          <table:table-cell office:value-type="float" office:value="398.563745250642" calcext:value-type="float">
            <text:p>398,5637452506</text:p>
          </table:table-cell>
          <table:table-cell office:value-type="float" office:value="250.666690777499" calcext:value-type="float">
            <text:p>250,6666907775</text:p>
          </table:table-cell>
          <table:table-cell office:value-type="float" office:value="311.728489330927" calcext:value-type="float">
            <text:p>311,7284893309</text:p>
          </table:table-cell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51.73" calcext:value-type="float">
            <text:p>251,73</text:p>
          </table:table-cell>
          <table:table-cell table:style-name="ce2" office:value-type="float" office:value="385.81" calcext:value-type="float">
            <text:p>385,81</text:p>
          </table:table-cell>
          <table:table-cell table:style-name="ce2" office:value-type="float" office:value="116.72" calcext:value-type="float">
            <text:p>116,72</text:p>
          </table:table-cell>
          <table:table-cell table:style-name="ce2" office:value-type="float" office:value="179.98" calcext:value-type="float">
            <text:p>179,98</text:p>
          </table:table-cell>
          <table:table-cell table:style-name="ce2" office:value-type="float" office:value="51.65" calcext:value-type="float">
            <text:p>51,65</text:p>
          </table:table-cell>
          <table:table-cell table:style-name="ce2" office:value-type="float" office:value="65.88" calcext:value-type="float">
            <text:p>65,88</text:p>
          </table:table-cell>
          <table:table-cell table:style-name="ce2" office:value-type="float" office:value="124.34" calcext:value-type="float">
            <text:p>124,34</text:p>
          </table:table-cell>
          <table:table-cell table:style-name="ce2" table:formula="of:=SUM([.B13:.H13])" office:value-type="float" office:value="1176.11" calcext:value-type="float">
            <text:p>1176,11</text:p>
          </table:table-cell>
          <table:table-cell table:formula="of:=[.B13]/[.I13]" office:value-type="float" office:value="0.214036102065283" calcext:value-type="float">
            <text:p>0,2140361021</text:p>
          </table:table-cell>
          <table:table-cell table:formula="of:=[.C13]/[.I13]" office:value-type="float" office:value="0.328039043966976" calcext:value-type="float">
            <text:p>0,328039044</text:p>
          </table:table-cell>
          <table:table-cell table:formula="of:=[.D13]/[.I13]" office:value-type="float" office:value="0.099242417801056" calcext:value-type="float">
            <text:p>0,0992424178</text:p>
          </table:table-cell>
          <table:table-cell table:formula="of:=[.E13]/[.I13]" office:value-type="float" office:value="0.153029903665473" calcext:value-type="float">
            <text:p>0,1530299037</text:p>
          </table:table-cell>
          <table:table-cell table:formula="of:=[.F13]/[.I13]" office:value-type="float" office:value="0.0439159602418141" calcext:value-type="float">
            <text:p>0,0439159602</text:p>
          </table:table-cell>
          <table:table-cell table:formula="of:=[.G13]/[.I13]" office:value-type="float" office:value="0.056015168649191" calcext:value-type="float">
            <text:p>0,0560151686</text:p>
          </table:table-cell>
          <table:table-cell table:formula="of:=[.H13]/[.I13]" office:value-type="float" office:value="0.105721403610207" calcext:value-type="float">
            <text:p>0,1057214036</text:p>
          </table:table-cell>
          <table:table-cell table:formula="of:=SUM([.J13:.P13])" office:value-type="float" office:value="1" calcext:value-type="float">
            <text:p>1</text:p>
          </table:table-cell>
          <table:table-cell office:value-type="float" office:value="314.634246008871" calcext:value-type="float">
            <text:p>314,6342460089</text:p>
          </table:table-cell>
          <table:table-cell office:value-type="float" office:value="297.45711635057" calcext:value-type="float">
            <text:p>297,4571163506</text:p>
          </table:table-cell>
          <table:table-cell office:value-type="float" office:value="289.614740838948" calcext:value-type="float">
            <text:p>289,6147408389</text:p>
          </table:table-cell>
          <table:table-cell office:value-type="float" office:value="432.19684302503" calcext:value-type="float">
            <text:p>432,196843025</text:p>
          </table:table-cell>
          <table:table-cell office:value-type="float" office:value="399.360872741143" calcext:value-type="float">
            <text:p>399,3608727411</text:p>
          </table:table-cell>
          <table:table-cell office:value-type="float" office:value="247.408023797392" calcext:value-type="float">
            <text:p>247,4080237974</text:p>
          </table:table-cell>
          <table:table-cell office:value-type="float" office:value="313.910588756244" calcext:value-type="float">
            <text:p>313,9105887562</text:p>
          </table:table-cell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82.62" calcext:value-type="float">
            <text:p>282,62</text:p>
          </table:table-cell>
          <table:table-cell table:style-name="ce2" office:value-type="float" office:value="403.02" calcext:value-type="float">
            <text:p>403,02</text:p>
          </table:table-cell>
          <table:table-cell table:style-name="ce2" office:value-type="float" office:value="120.69" calcext:value-type="float">
            <text:p>120,69</text:p>
          </table:table-cell>
          <table:table-cell table:style-name="ce2" office:value-type="float" office:value="193.09" calcext:value-type="float">
            <text:p>193,09</text:p>
          </table:table-cell>
          <table:table-cell table:style-name="ce2" office:value-type="float" office:value="57.73" calcext:value-type="float">
            <text:p>57,73</text:p>
          </table:table-cell>
          <table:table-cell table:style-name="ce2" office:value-type="float" office:value="66.71" calcext:value-type="float">
            <text:p>66,71</text:p>
          </table:table-cell>
          <table:table-cell table:style-name="ce2" office:value-type="float" office:value="149.11" calcext:value-type="float">
            <text:p>149,11</text:p>
          </table:table-cell>
          <table:table-cell table:style-name="ce2" table:formula="of:=SUM([.B14:.H14])" office:value-type="float" office:value="1272.97" calcext:value-type="float">
            <text:p>1272,97</text:p>
          </table:table-cell>
          <table:table-cell table:formula="of:=[.B14]/[.I14]" office:value-type="float" office:value="0.222016229761895" calcext:value-type="float">
            <text:p>0,2220162298</text:p>
          </table:table-cell>
          <table:table-cell table:formula="of:=[.C14]/[.I14]" office:value-type="float" office:value="0.316598191630596" calcext:value-type="float">
            <text:p>0,3165981916</text:p>
          </table:table-cell>
          <table:table-cell table:formula="of:=[.D14]/[.I14]" office:value-type="float" office:value="0.0948097755642317" calcext:value-type="float">
            <text:p>0,0948097756</text:p>
          </table:table-cell>
          <table:table-cell table:formula="of:=[.E14]/[.I14]" office:value-type="float" office:value="0.151684643000228" calcext:value-type="float">
            <text:p>0,151684643</text:p>
          </table:table-cell>
          <table:table-cell table:formula="of:=[.F14]/[.I14]" office:value-type="float" office:value="0.0453506367000008" calcext:value-type="float">
            <text:p>0,0453506367</text:p>
          </table:table-cell>
          <table:table-cell table:formula="of:=[.G14]/[.I14]" office:value-type="float" office:value="0.0524050056167859" calcext:value-type="float">
            <text:p>0,0524050056</text:p>
          </table:table-cell>
          <table:table-cell table:formula="of:=[.H14]/[.I14]" office:value-type="float" office:value="0.117135517726262" calcext:value-type="float">
            <text:p>0,1171355177</text:p>
          </table:table-cell>
          <table:table-cell table:formula="of:=SUM([.J14:.P14])" office:value-type="float" office:value="1" calcext:value-type="float">
            <text:p>1</text:p>
          </table:table-cell>
          <table:table-cell office:value-type="float" office:value="356.79523497406" calcext:value-type="float">
            <text:p>356,7952349741</text:p>
          </table:table-cell>
          <table:table-cell office:value-type="float" office:value="329.879942032783" calcext:value-type="float">
            <text:p>329,8799420328</text:p>
          </table:table-cell>
          <table:table-cell office:value-type="float" office:value="339.138861522408" calcext:value-type="float">
            <text:p>339,1388615224</text:p>
          </table:table-cell>
          <table:table-cell office:value-type="float" office:value="474.984330484508" calcext:value-type="float">
            <text:p>474,9843304845</text:p>
          </table:table-cell>
          <table:table-cell office:value-type="float" office:value="450.479064452009" calcext:value-type="float">
            <text:p>450,479064452</text:p>
          </table:table-cell>
          <table:table-cell office:value-type="float" office:value="252.356184273339" calcext:value-type="float">
            <text:p>252,3561842733</text:p>
          </table:table-cell>
          <table:table-cell office:value-type="float" office:value="350.010306463212" calcext:value-type="float">
            <text:p>350,0103064632</text:p>
          </table:table-cell>
        </table:table-row>
        <table:table-row table:style-name="ro2">
          <table:table-cell table:style-name="ce2" table:number-columns-repeated="9"/>
          <table:table-cell table:number-columns-repeated="15"/>
        </table:table-row>
        <table:table-row table:style-name="ro2">
          <table:table-cell table:style-name="ce2" table:number-columns-repeated="9"/>
          <table:table-cell table:number-columns-repeated="8"/>
          <table:table-cell table:style-name="ce3" table:number-columns-repeated="7"/>
        </table:table-row>
        <table:table-row table:style-name="ro2">
          <table:table-cell table:style-name="ce2" table:number-columns-repeated="9"/>
          <table:table-cell table:number-columns-repeated="15"/>
        </table:table-row>
      </table:table>
      <table:table table:name="Аркуш2" table:style-name="ta1">
        <table:table-column table:style-name="co1" table:number-columns-repeated="12" table:default-cell-style-name="Default"/>
        <table:table-row table:style-name="ro3">
          <table:table-cell table:style-name="ce3" office:value-type="string" calcext:value-type="string">
            <text:p>хліб і хлібо-продукти_base_2002</text:p>
          </table:table-cell>
          <table:table-cell table:style-name="ce3" office:value-type="string" calcext:value-type="string">
            <text:p>м’ясо і м’ясо-продукти_base_2002</text:p>
          </table:table-cell>
          <table:table-cell table:style-name="ce3" office:value-type="string" calcext:value-type="string">
            <text:p>риба і рибо-продукти_base_2002</text:p>
          </table:table-cell>
          <table:table-cell table:style-name="ce3" office:value-type="string" calcext:value-type="string">
            <text:p>молоко, сир_base_2002</text:p>
          </table:table-cell>
          <table:table-cell table:style-name="ce3" office:value-type="string" calcext:value-type="string">
            <text:p>яйця_base_2002</text:p>
          </table:table-cell>
          <table:table-cell table:style-name="ce3" office:value-type="string" calcext:value-type="string">
            <text:p>сало та інші тваринні жир_base_2002</text:p>
          </table:table-cell>
          <table:table-cell table:style-name="ce3" office:value-type="string" calcext:value-type="string">
            <text:p>масло_base_2002</text:p>
          </table:table-cell>
          <table:table-cell table:style-name="ce3" office:value-type="string" calcext:value-type="string">
            <text:p>олія та інші рослинні жири_base_2002</text:p>
          </table:table-cell>
          <table:table-cell table:style-name="ce3" office:value-type="string" calcext:value-type="string">
            <text:p>фрукти_base_2002</text:p>
          </table:table-cell>
          <table:table-cell table:style-name="ce3" office:value-type="string" calcext:value-type="string">
            <text:p>овочі, без картоплі_base_2002</text:p>
          </table:table-cell>
          <table:table-cell table:style-name="ce3" office:value-type="string" calcext:value-type="string">
            <text:p>картопля_base_2002</text:p>
          </table:table-cell>
          <table:table-cell table:style-name="ce3" office:value-type="string" calcext:value-type="string">
            <text:p>цукор, джем,мед, <text:s/>сироп, шоколад та конд. Вироби, base_2002</text:p>
          </table:table-cell>
        </table:table-row>
        <table:table-row table:style-name="ro2">
          <table:table-cell table:style-name="ce4" office:value-type="string" calcext:value-type="string">
            <text:p>pfood1</text:p>
          </table:table-cell>
          <table:table-cell table:style-name="ce4" office:value-type="string" calcext:value-type="string">
            <text:p>pfood2</text:p>
          </table:table-cell>
          <table:table-cell table:style-name="ce4" office:value-type="string" calcext:value-type="string">
            <text:p>pfood3</text:p>
          </table:table-cell>
          <table:table-cell table:style-name="ce4" office:value-type="string" calcext:value-type="string">
            <text:p>pfood4</text:p>
          </table:table-cell>
          <table:table-cell table:style-name="ce4" office:value-type="string" calcext:value-type="string">
            <text:p>pfood5</text:p>
          </table:table-cell>
          <table:table-cell table:style-name="ce4" office:value-type="string" calcext:value-type="string">
            <text:p>pfood6</text:p>
          </table:table-cell>
          <table:table-cell table:style-name="ce4" office:value-type="string" calcext:value-type="string">
            <text:p>pfood7</text:p>
          </table:table-cell>
          <table:table-cell table:style-name="ce4" office:value-type="string" calcext:value-type="string">
            <text:p>pfood8</text:p>
          </table:table-cell>
          <table:table-cell table:style-name="ce4" office:value-type="string" calcext:value-type="string">
            <text:p>pfood9</text:p>
          </table:table-cell>
          <table:table-cell table:style-name="ce4" office:value-type="string" calcext:value-type="string">
            <text:p>pfood10</text:p>
          </table:table-cell>
          <table:table-cell table:style-name="ce4" office:value-type="string" calcext:value-type="string">
            <text:p>pfood11</text:p>
          </table:table-cell>
          <table:table-cell table:style-name="ce4" office:value-type="string" calcext:value-type="string">
            <text:p>pfood12</text:p>
          </table:table-cell>
        </table:table-row>
        <table:table-row table:style-name="ro2">
          <table:table-cell table:number-columns-repeated="12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14.8" calcext:value-type="float">
            <text:p>114,8</text:p>
          </table:table-cell>
          <table:table-cell office:value-type="float" office:value="96.5" calcext:value-type="float">
            <text:p>96,5</text:p>
          </table:table-cell>
          <table:table-cell office:value-type="float" office:value="106.1" calcext:value-type="float">
            <text:p>106,1</text:p>
          </table:table-cell>
          <table:table-cell office:value-type="float" office:value="110.9" calcext:value-type="float">
            <text:p>110,9</text:p>
          </table:table-cell>
          <table:table-cell office:value-type="float" office:value="116.5" calcext:value-type="float">
            <text:p>116,5</text:p>
          </table:table-cell>
          <table:table-cell office:value-type="float" office:value="83.5" calcext:value-type="float">
            <text:p>83,5</text:p>
          </table:table-cell>
          <table:table-cell office:value-type="float" office:value="112.9" calcext:value-type="float">
            <text:p>112,9</text:p>
          </table:table-cell>
          <table:table-cell office:value-type="float" office:value="96.7" calcext:value-type="float">
            <text:p>96,7</text:p>
          </table:table-cell>
          <table:table-cell office:value-type="float" office:value="116.6" calcext:value-type="float">
            <text:p>116,6</text:p>
          </table:table-cell>
          <table:table-cell table:number-columns-repeated="2" office:value-type="float" office:value="109.3" calcext:value-type="float">
            <text:p>109,3</text:p>
          </table:table-cell>
          <table:table-cell office:value-type="float" office:value="105.5" calcext:value-type="float">
            <text:p>105,5</text:p>
          </table:table-cell>
        </table:table-row>
        <table:table-row table:style-name="ro2">
          <table:table-cell office:value-type="float" office:value="134.4308" calcext:value-type="float">
            <text:p>134,4308</text:p>
          </table:table-cell>
          <table:table-cell office:value-type="float" office:value="121.783" calcext:value-type="float">
            <text:p>121,783</text:p>
          </table:table-cell>
          <table:table-cell office:value-type="float" office:value="120.1052" calcext:value-type="float">
            <text:p>120,1052</text:p>
          </table:table-cell>
          <table:table-cell office:value-type="float" office:value="128.9767" calcext:value-type="float">
            <text:p>128,9767</text:p>
          </table:table-cell>
          <table:table-cell office:value-type="float" office:value="138.0525" calcext:value-type="float">
            <text:p>138,0525</text:p>
          </table:table-cell>
          <table:table-cell office:value-type="float" office:value="131.8465" calcext:value-type="float">
            <text:p>131,8465</text:p>
          </table:table-cell>
          <table:table-cell office:value-type="float" office:value="118.7708" calcext:value-type="float">
            <text:p>118,7708</text:p>
          </table:table-cell>
          <table:table-cell office:value-type="float" office:value="103.2756" calcext:value-type="float">
            <text:p>103,2756</text:p>
          </table:table-cell>
          <table:table-cell office:value-type="float" office:value="124.5288" calcext:value-type="float">
            <text:p>124,5288</text:p>
          </table:table-cell>
          <table:table-cell table:number-columns-repeated="2" office:value-type="float" office:value="70.1706" calcext:value-type="float">
            <text:p>70,1706</text:p>
          </table:table-cell>
          <table:table-cell office:value-type="float" office:value="113.4125" calcext:value-type="float">
            <text:p>113,4125</text:p>
          </table:table-cell>
        </table:table-row>
        <table:table-row table:style-name="ro2">
          <table:table-cell office:value-type="float" office:value="132.9520612" calcext:value-type="float">
            <text:p>132,9520612</text:p>
          </table:table-cell>
          <table:table-cell office:value-type="float" office:value="158.683249" calcext:value-type="float">
            <text:p>158,683249</text:p>
          </table:table-cell>
          <table:table-cell office:value-type="float" office:value="155.8965496" calcext:value-type="float">
            <text:p>155,8965496</text:p>
          </table:table-cell>
          <table:table-cell office:value-type="float" office:value="165.090176" calcext:value-type="float">
            <text:p>165,090176</text:p>
          </table:table-cell>
          <table:table-cell office:value-type="float" office:value="156.82764" calcext:value-type="float">
            <text:p>156,82764</text:p>
          </table:table-cell>
          <table:table-cell office:value-type="float" office:value="189.1997275" calcext:value-type="float">
            <text:p>189,1997275</text:p>
          </table:table-cell>
          <table:table-cell office:value-type="float" office:value="135.1611704" calcext:value-type="float">
            <text:p>135,1611704</text:p>
          </table:table-cell>
          <table:table-cell office:value-type="float" office:value="114.119538" calcext:value-type="float">
            <text:p>114,119538</text:p>
          </table:table-cell>
          <table:table-cell office:value-type="float" office:value="150.1817328" calcext:value-type="float">
            <text:p>150,1817328</text:p>
          </table:table-cell>
          <table:table-cell table:number-columns-repeated="2" office:value-type="float" office:value="64.3464402" calcext:value-type="float">
            <text:p>64,3464402</text:p>
          </table:table-cell>
          <table:table-cell office:value-type="float" office:value="124.3001" calcext:value-type="float">
            <text:p>124,3001</text:p>
          </table:table-cell>
        </table:table-row>
        <table:table-row table:style-name="ro2">
          <table:table-cell office:value-type="float" office:value="143.4552740348" calcext:value-type="float">
            <text:p>143,4552740348</text:p>
          </table:table-cell>
          <table:table-cell office:value-type="float" office:value="163.919796217" calcext:value-type="float">
            <text:p>163,919796217</text:p>
          </table:table-cell>
          <table:table-cell office:value-type="float" office:value="166.029825324" calcext:value-type="float">
            <text:p>166,029825324</text:p>
          </table:table-cell>
          <table:table-cell office:value-type="float" office:value="180.608652544" calcext:value-type="float">
            <text:p>180,608652544</text:p>
          </table:table-cell>
          <table:table-cell office:value-type="float" office:value="136.4400468" calcext:value-type="float">
            <text:p>136,4400468</text:p>
          </table:table-cell>
          <table:table-cell office:value-type="float" office:value="149.6569844525" calcext:value-type="float">
            <text:p>149,6569844525</text:p>
          </table:table-cell>
          <table:table-cell office:value-type="float" office:value="145.0279358392" calcext:value-type="float">
            <text:p>145,0279358392</text:p>
          </table:table-cell>
          <table:table-cell office:value-type="float" office:value="106.13117034" calcext:value-type="float">
            <text:p>106,13117034</text:p>
          </table:table-cell>
          <table:table-cell office:value-type="float" office:value="207.250791264" calcext:value-type="float">
            <text:p>207,250791264</text:p>
          </table:table-cell>
          <table:table-cell table:number-columns-repeated="2" office:value-type="float" office:value="67.4350693296" calcext:value-type="float">
            <text:p>67,4350693296</text:p>
          </table:table-cell>
          <table:table-cell office:value-type="float" office:value="135.6114091" calcext:value-type="float">
            <text:p>135,6114091</text:p>
          </table:table-cell>
        </table:table-row>
        <table:table-row table:style-name="ro2">
          <table:table-cell office:value-type="float" office:value="163.825922947742" calcext:value-type="float">
            <text:p>163,8259229477</text:p>
          </table:table-cell>
          <table:table-cell office:value-type="float" office:value="168.017791122425" calcext:value-type="float">
            <text:p>168,0177911224</text:p>
          </table:table-cell>
          <table:table-cell office:value-type="float" office:value="173.169107812932" calcext:value-type="float">
            <text:p>173,1691078129</text:p>
          </table:table-cell>
          <table:table-cell office:value-type="float" office:value="226.302641637632" calcext:value-type="float">
            <text:p>226,3026416376</text:p>
          </table:table-cell>
          <table:table-cell office:value-type="float" office:value="177.2356207932" calcext:value-type="float">
            <text:p>177,2356207932</text:p>
          </table:table-cell>
          <table:table-cell office:value-type="float" office:value="118.229017717475" calcext:value-type="float">
            <text:p>118,2290177175</text:p>
          </table:table-cell>
          <table:table-cell office:value-type="float" office:value="176.644025852146" calcext:value-type="float">
            <text:p>176,6440258521</text:p>
          </table:table-cell>
          <table:table-cell office:value-type="float" office:value="132.663962925" calcext:value-type="float">
            <text:p>132,663962925</text:p>
          </table:table-cell>
          <table:table-cell office:value-type="float" office:value="287.664098274432" calcext:value-type="float">
            <text:p>287,6640982744</text:p>
          </table:table-cell>
          <table:table-cell table:number-columns-repeated="2" office:value-type="float" office:value="73.4367904999344" calcext:value-type="float">
            <text:p>73,4367904999</text:p>
          </table:table-cell>
          <table:table-cell office:value-type="float" office:value="146.5959332371" calcext:value-type="float">
            <text:p>146,5959332371</text:p>
          </table:table-cell>
        </table:table-row>
        <table:table-row table:style-name="ro2">
          <table:table-cell office:value-type="float" office:value="218.37995528934" calcext:value-type="float">
            <text:p>218,3799552893</text:p>
          </table:table-cell>
          <table:table-cell office:value-type="float" office:value="234.216800824661" calcext:value-type="float">
            <text:p>234,2168008247</text:p>
          </table:table-cell>
          <table:table-cell office:value-type="float" office:value="207.110252944267" calcext:value-type="float">
            <text:p>207,1102529443</text:p>
          </table:table-cell>
          <table:table-cell office:value-type="float" office:value="298.266881678399" calcext:value-type="float">
            <text:p>298,2668816784</text:p>
          </table:table-cell>
          <table:table-cell office:value-type="float" office:value="244.585156694616" calcext:value-type="float">
            <text:p>244,5851566946</text:p>
          </table:table-cell>
          <table:table-cell office:value-type="float" office:value="219.078369830481" calcext:value-type="float">
            <text:p>219,0783698305</text:p>
          </table:table-cell>
          <table:table-cell office:value-type="float" office:value="224.691200883929" calcext:value-type="float">
            <text:p>224,6912008839</text:p>
          </table:table-cell>
          <table:table-cell office:value-type="float" office:value="211.333692939525" calcext:value-type="float">
            <text:p>211,3336929395</text:p>
          </table:table-cell>
          <table:table-cell office:value-type="float" office:value="481.837364609674" calcext:value-type="float">
            <text:p>481,8373646097</text:p>
          </table:table-cell>
          <table:table-cell table:number-columns-repeated="2" office:value-type="float" office:value="97.7443681554127" calcext:value-type="float">
            <text:p>97,7443681554</text:p>
          </table:table-cell>
          <table:table-cell office:value-type="float" office:value="180.312997881633" calcext:value-type="float">
            <text:p>180,3129978816</text:p>
          </table:table-cell>
        </table:table-row>
        <table:table-row table:style-name="ro2">
          <table:table-cell office:value-type="float" office:value="245.895829655796" calcext:value-type="float">
            <text:p>245,8958296558</text:p>
          </table:table-cell>
          <table:table-cell office:value-type="float" office:value="261.85438332197" calcext:value-type="float">
            <text:p>261,854383322</text:p>
          </table:table-cell>
          <table:table-cell office:value-type="float" office:value="258.887816180333" calcext:value-type="float">
            <text:p>258,8878161803</text:p>
          </table:table-cell>
          <table:table-cell office:value-type="float" office:value="332.269306189737" calcext:value-type="float">
            <text:p>332,2693061897</text:p>
          </table:table-cell>
          <table:table-cell office:value-type="float" office:value="253.634807492317" calcext:value-type="float">
            <text:p>253,6348074923</text:p>
          </table:table-cell>
          <table:table-cell office:value-type="float" office:value="271.438100219966" calcext:value-type="float">
            <text:p>271,43810022</text:p>
          </table:table-cell>
          <table:table-cell office:value-type="float" office:value="283.784986716403" calcext:value-type="float">
            <text:p>283,7849867164</text:p>
          </table:table-cell>
          <table:table-cell office:value-type="float" office:value="187.241651944419" calcext:value-type="float">
            <text:p>187,2416519444</text:p>
          </table:table-cell>
          <table:table-cell office:value-type="float" office:value="543.512547279712" calcext:value-type="float">
            <text:p>543,5125472797</text:p>
          </table:table-cell>
          <table:table-cell table:number-columns-repeated="2" office:value-type="float" office:value="79.8571487829722" calcext:value-type="float">
            <text:p>79,857148783</text:p>
          </table:table-cell>
          <table:table-cell office:value-type="float" office:value="219.621231419829" calcext:value-type="float">
            <text:p>219,6212314198</text:p>
          </table:table-cell>
        </table:table-row>
        <table:table-row table:style-name="ro2">
          <table:table-cell office:value-type="float" office:value="276.141016703459" calcext:value-type="float">
            <text:p>276,1410167035</text:p>
          </table:table-cell>
          <table:table-cell office:value-type="float" office:value="267.09147098841" calcext:value-type="float">
            <text:p>267,0914709884</text:p>
          </table:table-cell>
          <table:table-cell office:value-type="float" office:value="272.09109480553" calcext:value-type="float">
            <text:p>272,0910948055</text:p>
          </table:table-cell>
          <table:table-cell office:value-type="float" office:value="421.317480248586" calcext:value-type="float">
            <text:p>421,3174802486</text:p>
          </table:table-cell>
          <table:table-cell office:value-type="float" office:value="259.975677679625" calcext:value-type="float">
            <text:p>259,9756776796</text:p>
          </table:table-cell>
          <table:table-cell office:value-type="float" office:value="232.079575688071" calcext:value-type="float">
            <text:p>232,0795756881</text:p>
          </table:table-cell>
          <table:table-cell office:value-type="float" office:value="365.23127790401" calcext:value-type="float">
            <text:p>365,231277904</text:p>
          </table:table-cell>
          <table:table-cell office:value-type="float" office:value="211.583066697194" calcext:value-type="float">
            <text:p>211,5830666972</text:p>
          </table:table-cell>
          <table:table-cell office:value-type="float" office:value="571.231687190977" calcext:value-type="float">
            <text:p>571,231687191</text:p>
          </table:table-cell>
          <table:table-cell table:number-columns-repeated="2" office:value-type="float" office:value="91.4364353565031" calcext:value-type="float">
            <text:p>91,4364353565</text:p>
          </table:table-cell>
          <table:table-cell office:value-type="float" office:value="267.718281100771" calcext:value-type="float">
            <text:p>267,7182811008</text:p>
          </table:table-cell>
        </table:table-row>
        <table:table-row table:style-name="ro2">
          <table:table-cell office:value-type="float" office:value="317.562169208978" calcext:value-type="float">
            <text:p>317,562169209</text:p>
          </table:table-cell>
          <table:table-cell office:value-type="float" office:value="283.116959247714" calcext:value-type="float">
            <text:p>283,1169592477</text:p>
          </table:table-cell>
          <table:table-cell office:value-type="float" office:value="289.77701596789" calcext:value-type="float">
            <text:p>289,7770159679</text:p>
          </table:table-cell>
          <table:table-cell office:value-type="float" office:value="442.804671741264" calcext:value-type="float">
            <text:p>442,8046717413</text:p>
          </table:table-cell>
          <table:table-cell office:value-type="float" office:value="220.199398994642" calcext:value-type="float">
            <text:p>220,1993989946</text:p>
          </table:table-cell>
          <table:table-cell office:value-type="float" office:value="199.820514667429" calcext:value-type="float">
            <text:p>199,8205146674</text:p>
          </table:table-cell>
          <table:table-cell office:value-type="float" office:value="397.371630359563" calcext:value-type="float">
            <text:p>397,3716303596</text:p>
          </table:table-cell>
          <table:table-cell office:value-type="float" office:value="249.668018702688" calcext:value-type="float">
            <text:p>249,6680187027</text:p>
          </table:table-cell>
          <table:table-cell office:value-type="float" office:value="610.075441919963" calcext:value-type="float">
            <text:p>610,07544192</text:p>
          </table:table-cell>
          <table:table-cell table:number-columns-repeated="2" office:value-type="float" office:value="84.9444484461914" calcext:value-type="float">
            <text:p>84,9444484462</text:p>
          </table:table-cell>
          <table:table-cell office:value-type="float" office:value="297.167292021856" calcext:value-type="float">
            <text:p>297,1672920219</text:p>
          </table:table-cell>
        </table:table-row>
        <table:table-row table:style-name="ro2">
          <table:table-cell office:value-type="float" office:value="311.210925824799" calcext:value-type="float">
            <text:p>311,2109258248</text:p>
          </table:table-cell>
          <table:table-cell office:value-type="float" office:value="303.218263354302" calcext:value-type="float">
            <text:p>303,2182633543</text:p>
          </table:table-cell>
          <table:table-cell office:value-type="float" office:value="301.368096606605" calcext:value-type="float">
            <text:p>301,3680966066</text:p>
          </table:table-cell>
          <table:table-cell office:value-type="float" office:value="441.919062397781" calcext:value-type="float">
            <text:p>441,9190623978</text:p>
          </table:table-cell>
          <table:table-cell office:value-type="float" office:value="219.538800797658" calcext:value-type="float">
            <text:p>219,5388007977</text:p>
          </table:table-cell>
          <table:table-cell office:value-type="float" office:value="222.999694368851" calcext:value-type="float">
            <text:p>222,9996943689</text:p>
          </table:table-cell>
          <table:table-cell office:value-type="float" office:value="398.563745250642" calcext:value-type="float">
            <text:p>398,5637452506</text:p>
          </table:table-cell>
          <table:table-cell office:value-type="float" office:value="250.666690777499" calcext:value-type="float">
            <text:p>250,6666907775</text:p>
          </table:table-cell>
          <table:table-cell office:value-type="float" office:value="576.521292614365" calcext:value-type="float">
            <text:p>576,5212926144</text:p>
          </table:table-cell>
          <table:table-cell table:number-columns-repeated="2" office:value-type="float" office:value="45.8700021609434" calcext:value-type="float">
            <text:p>45,8700021609</text:p>
          </table:table-cell>
          <table:table-cell office:value-type="float" office:value="311.728489330927" calcext:value-type="float">
            <text:p>311,7284893309</text:p>
          </table:table-cell>
        </table:table-row>
        <table:table-row table:style-name="ro2">
          <table:table-cell office:value-type="float" office:value="314.634246008871" calcext:value-type="float">
            <text:p>314,6342460089</text:p>
          </table:table-cell>
          <table:table-cell office:value-type="float" office:value="297.45711635057" calcext:value-type="float">
            <text:p>297,4571163506</text:p>
          </table:table-cell>
          <table:table-cell office:value-type="float" office:value="289.614740838948" calcext:value-type="float">
            <text:p>289,6147408389</text:p>
          </table:table-cell>
          <table:table-cell office:value-type="float" office:value="432.19684302503" calcext:value-type="float">
            <text:p>432,196843025</text:p>
          </table:table-cell>
          <table:table-cell office:value-type="float" office:value="209.220477160168" calcext:value-type="float">
            <text:p>209,2204771602</text:p>
          </table:table-cell>
          <table:table-cell office:value-type="float" office:value="220.323698036425" calcext:value-type="float">
            <text:p>220,3236980364</text:p>
          </table:table-cell>
          <table:table-cell office:value-type="float" office:value="399.360872741143" calcext:value-type="float">
            <text:p>399,3608727411</text:p>
          </table:table-cell>
          <table:table-cell office:value-type="float" office:value="247.408023797392" calcext:value-type="float">
            <text:p>247,4080237974</text:p>
          </table:table-cell>
          <table:table-cell office:value-type="float" office:value="507.338737500642" calcext:value-type="float">
            <text:p>507,3387375006</text:p>
          </table:table-cell>
          <table:table-cell table:number-columns-repeated="2" office:value-type="float" office:value="40.503211908113" calcext:value-type="float">
            <text:p>40,5032119081</text:p>
          </table:table-cell>
          <table:table-cell office:value-type="float" office:value="313.910588756244" calcext:value-type="float">
            <text:p>313,9105887562</text:p>
          </table:table-cell>
        </table:table-row>
        <table:table-row table:style-name="ro2">
          <table:table-cell office:value-type="float" office:value="356.79523497406" calcext:value-type="float">
            <text:p>356,7952349741</text:p>
          </table:table-cell>
          <table:table-cell office:value-type="float" office:value="329.879942032783" calcext:value-type="float">
            <text:p>329,8799420328</text:p>
          </table:table-cell>
          <table:table-cell office:value-type="float" office:value="339.138861522408" calcext:value-type="float">
            <text:p>339,1388615224</text:p>
          </table:table-cell>
          <table:table-cell office:value-type="float" office:value="474.984330484508" calcext:value-type="float">
            <text:p>474,9843304845</text:p>
          </table:table-cell>
          <table:table-cell office:value-type="float" office:value="236.41913919099" calcext:value-type="float">
            <text:p>236,419139191</text:p>
          </table:table-cell>
          <table:table-cell office:value-type="float" office:value="232.882148824501" calcext:value-type="float">
            <text:p>232,8821488245</text:p>
          </table:table-cell>
          <table:table-cell office:value-type="float" office:value="450.479064452009" calcext:value-type="float">
            <text:p>450,479064452</text:p>
          </table:table-cell>
          <table:table-cell office:value-type="float" office:value="252.356184273339" calcext:value-type="float">
            <text:p>252,3561842733</text:p>
          </table:table-cell>
          <table:table-cell office:value-type="float" office:value="633.158744400801" calcext:value-type="float">
            <text:p>633,1587444008</text:p>
          </table:table-cell>
          <table:table-cell table:number-columns-repeated="2" office:value-type="float" office:value="42.1638435963456" calcext:value-type="float">
            <text:p>42,1638435963</text:p>
          </table:table-cell>
          <table:table-cell office:value-type="float" office:value="350.010306463212" calcext:value-type="float">
            <text:p>350,0103064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6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5-12-26T09:38:11.264147740</meta:creation-date>
    <dc:date>2015-12-26T10:25:26.805957028</dc:date>
    <dc:creator>alex </dc:creator>
    <meta:editing-duration>PT47M12S</meta:editing-duration>
    <meta:editing-cycles>10</meta:editing-cycles>
    <meta:generator>LibreOffice/4.3.3.2$Linux_X86_64 LibreOffice_project/430m0$Build-2</meta:generator>
    <meta:document-statistic meta:table-count="2" meta:cell-count="516" meta:object-count="0"/>
  </office:meta>
</office:document-meta>
</file>